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2.5516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9752in"/>
    </style:style>
    <style:style style:name="co25" style:family="table-column">
      <style:table-column-properties fo:break-before="auto" style:column-width="1.7689in"/>
    </style:style>
    <style:style style:name="co26" style:family="table-column">
      <style:table-column-properties fo:break-before="auto" style:column-width="1.2543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5" table:default-cell-style-name="ce4"/>
        <table:table-row table:style-name="ro1" table:number-rows-repeated="3">
          <table:table-cell table:number-columns-repeated="2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style-name="ce2"/>
          <table:table-cell table:number-columns-repeated="23"/>
        </table:table-row>
        <table:table-row table:style-name="ro1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/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office:value-type="float" office:value="398" calcext:value-type="float">
            <text:p>398</text:p>
          </table:table-cell>
          <table:table-cell table:style-name="ce8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8" office:value-type="string" calcext:value-type="string">
            <text:p>107, 151, 1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7577893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8" office:value-type="string" calcext:value-type="string">
            <text:p>85, 134, 12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768437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, 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3" office:value-type="string" calcext:value-type="string">
            <text:p>77, 128, 122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18"/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/>
          <table:table-cell table:style-name="Default" table:number-columns-repeated="1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uni.</text:p>
          </table:table-cell>
          <table:table-cell table:style-name="ce3"/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Siz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" office:value-type="boolean" office:boolean-value="false" calcext:value-type="boolean">
            <text:p>0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22858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93, 136, 130</text:p>
          </table:table-cell>
          <table:table-cell table:style-name="ce1" office:value-type="string" calcext:value-type="string">
            <text:p>PK, --schedule '{[5]=0.5,[6]=0.25,[7]=0.125,[8]=0.0625,[9]=0.03125,[10]=0.015625,[11]=0.0078125,[12]=0.00390625}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1842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, 163, 158</text:p>
          </table:table-cell>
          <table:table-cell office:value-type="string" calcext:value-type="string">
            <text:p>Overfitting : 1.44, 509, 4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586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, 156, 149</text:p>
          </table:table-cell>
          <table:table-cell office:value-type="string" calcext:value-type="string">
            <text:p>max norm (mn) hel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6191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, 135, 131</text:p>
          </table:table-cell>
          <table:table-cell office:value-type="string" calcext:value-type="string">
            <text:p>PK, forgot –dropout swi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9944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1, 177, 1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689903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, 163, 1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3, 139, 134</text:p>
          </table:table-cell>
          <table:table-cell table:style-name="Default"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0725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k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72, 127, 121</text:p>
          </table:table-cell>
          <table:table-cell office:value-type="string" calcext:value-type="string">
            <text:p>randomsampler may not be best approa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85545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 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34, 99, 95</text:p>
          </table:table-cell>
          <table:table-cell table:style-name="ce1" office:value-type="string" calcext:value-type="string">
            <text:p>'{[15]=0.87,[16]=0.76,[17]=0.66,[18]=0.54,[19]=0.43,[20]=0.32,[21]=0.21,[22]=0.10}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855465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36, 123, 117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6"/>
          <table:table-cell/>
          <table:table-cell table:style-name="ce3" table:number-columns-repeated="2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2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2" office:value-type="string" calcext:value-type="string">
            <text:p>BRNN</text:p>
          </table:table-cell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/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seudo-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boolean" office:boolean-value="true" calcext:value-type="boolean">
            <text:p>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817700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boolean" office:boolean-value="true" calcext:value-type="boolean">
            <text:p>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?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147, 94, 8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BLSTM</text:p>
          </table:table-cell>
          <table:table-cell table:number-columns-repeated="24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x LSTM missing Tanh bug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STM scale/rho -&gt; scale, No cell(t-1) in gates, LookupTable instead of Dictionary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LSTM + new LSTM bug fixes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pler/RandomSampler -&gt; TextSampler</text:p>
          </table:table-cell>
          <table:table-cell table:number-columns-repeated="23"/>
        </table:table-row>
        <table:table-row table:style-name="ro1" table:number-rows-repeated="42">
          <table:table-cell table:number-columns-repeated="25"/>
        </table:table-row>
        <table:table-row table:style-name="ro1">
          <table:table-cell/>
          <table:table-cell office:value-type="string" calcext:value-type="string">
            <text:p>th examples/recurrentlanguagemodel.lua --dataset PennTreeBank --cuda --useDevice 2 --trainEpochSize 50000 --validEpochSize -1 --uniform 0.4 --adaptiveDecay --decayFactor 0.8 --learningRate 1 --lstm --rho 35 --batchSize 20 --hiddenSize '{1500,1500}' --dropoutProb 0.65 --cutoffNorm 10 --maxWait 2 --progress --evalSize 35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th examples/recurrentlanguagemodel.lua --dataset PennTreeBank --progress --trainEpochSize 50000 --valid</text:p>
            <text:p>EpochSize -1 --maxTries 50 --maxOutNorm -1 --cuda --useDevice 4 --lstm --rho 20 --hiddenSize '{200,200}' --batchSize 20 --lea</text:p>
            <text:p>rningRate 1 --uniform 0.1 --cutoffNorm 5 --maxEpoch 13 --schedule '{[5]=0.5,[6]=0.25,[7]=0.125,[8]=0.0625,[9]=0.03125,[10]=0.</text:p>
            <text:p>015625,[11]=0.0078125,[12]=0.00390625}'</text:p>
            <text:p/>
          </table:table-cell>
          <table:table-cell table:number-columns-repeated="23"/>
        </table:table-row>
        <table:table-row table:style-name="ro1" table:number-rows-repeated="104845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BillionWords" table:style-name="ta1">
        <table:table-column table:style-name="co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number-columns-repeated="4" table:default-cell-style-name="ce4"/>
        <table:table-column table:style-name="co14" table:default-cell-style-name="ce4"/>
        <table:table-column table:style-name="co22" table:default-cell-style-name="ce4"/>
        <table:table-column table:style-name="co23" table:default-cell-style-name="ce4"/>
        <table:table-column table:style-name="co22" table:default-cell-style-name="ce4"/>
        <table:table-column table:style-name="co12" table:default-cell-style-name="ce4"/>
        <table:table-column table:style-name="co1" table:number-columns-repeated="2" table:default-cell-style-name="ce4"/>
        <table:table-column table:style-name="co24" table:default-cell-style-name="ce4"/>
        <table:table-column table:style-name="co25" table:default-cell-style-name="ce4"/>
        <table:table-row table:style-name="ro1" table:number-rows-repeated="4">
          <table:table-cell table:number-columns-repeated="19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mw. df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Siz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1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6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6, 197, 205</text:p>
          </table:table-cell>
          <table:table-cell office:value-type="string" calcext:value-type="string">
            <text:p>Premature Kill (PK)</text:p>
          </table:table-cell>
        </table:table-row>
        <table:table-row table:style-name="ro1">
          <table:table-cell/>
          <table:table-cell office:value-type="string" calcext:value-type="string">
            <text:p>Rhea:1437768232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0.5</text:p>
          </table:table-cell>
          <table:table-cell table:number-columns-repeated="3"/>
          <table:table-cell table:style-name="ce6" office:value-type="boolean" office:boolean-value="true" calcext:value-type="boolean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0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63, 344, 366</text:p>
          </table:table-cell>
          <table:table-cell office:value-type="string" calcext:value-type="string">
            <text:p>epoch size was too small</text:p>
          </table:table-cell>
        </table:table-row>
        <table:table-row table:style-name="ro1" table:number-rows-repeated="54">
          <table:table-cell table:number-columns-repeated="19"/>
        </table:table-row>
        <table:table-row table:style-name="ro1">
          <table:table-cell office:value-type="string" calcext:value-type="string">
            <text:p>version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alid is just like test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remember(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ookuptable cunn fix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x Dictionary and SequencerCriterion + ModuleCriterion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x LSTM missing Tanh bug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LSTM scale/rho -&gt; scale, No cell(t-1) in gates, LookupTable instead of Dictionary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astLSTM + new LSTM bug fixes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Sampler/RandomSampler -&gt; TextSampler</text:p>
          </table:table-cell>
          <table:table-cell table:number-columns-repeated="17"/>
        </table:table-row>
        <table:table-row table:style-name="ro1" table:number-rows-repeated="104850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mageNet" table:style-name="ta1">
        <table:table-column table:style-name="co1" table:default-cell-style-name="Default"/>
        <table:table-column table:style-name="co26" table:default-cell-style-name="ce4"/>
        <table:table-column table:style-name="co1" table:number-columns-repeated="5" table:default-cell-style-name="ce4"/>
        <table:table-column table:style-name="co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3" table:number-rows-repeated="104856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8:08:08.678066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27T10:51:56.768638992</dc:date>
    <meta:editing-duration>P30DT15H34M35S</meta:editing-duration>
    <meta:editing-cycles>48</meta:editing-cycles>
    <meta:document-statistic meta:table-count="3" meta:cell-count="647" meta:object-count="0"/>
  </office:meta>
</office:document-meta>
</file>